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68cm"/>
    </style:style>
    <style:style style:name="Таблица1.C" style:family="table-column">
      <style:table-column-properties style:column-width="15.095cm"/>
    </style:style>
    <style:style style:name="Таблица1.D" style:family="table-column">
      <style:table-column-properties style:column-width="7.514cm"/>
    </style:style>
    <style:style style:name="Таблица1.E"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172f7" officeooo:paragraph-rsid="006172f7" style:font-size-asian="10.5pt" style:font-size-complex="10.5pt"/>
    </style:style>
    <style:style style:name="P20"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1"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2" style:family="paragraph" style:parent-style-name="Table_20_Contents">
      <style:paragraph-properties fo:text-align="center" style:justify-single-word="false" style:snap-to-layout-gri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3991e3"/>
    </style:style>
    <style:style style:name="P24" style:family="paragraph" style:parent-style-name="Table_20_Contents">
      <style:paragraph-properties fo:text-align="center" style:justify-single-word="false"/>
      <style:text-properties fo:language="uk" fo:country="UA" officeooo:paragraph-rsid="00464a7d"/>
    </style:style>
    <style:style style:name="P25" style:family="paragraph" style:parent-style-name="Table_20_Contents">
      <style:paragraph-properties fo:text-align="center" style:justify-single-word="false"/>
      <style:text-properties fo:language="uk" fo:country="UA" officeooo:paragraph-rsid="00679843"/>
    </style:style>
    <style:style style:name="P26" style:family="paragraph" style:parent-style-name="Table_20_Contents">
      <style:paragraph-properties fo:text-align="center" style:justify-single-word="false"/>
      <style:text-properties officeooo:paragraph-rsid="003991e3"/>
    </style:style>
    <style:style style:name="P27" style:family="paragraph" style:parent-style-name="Table_20_Contents">
      <style:paragraph-properties fo:text-align="center" style:justify-single-word="false"/>
      <style:text-properties officeooo:rsid="003b8003" officeooo:paragraph-rsid="003991e3"/>
    </style:style>
    <style:style style:name="P28" style:family="paragraph" style:parent-style-name="Table_20_Contents">
      <style:text-properties officeooo:rsid="000bac82" officeooo:paragraph-rsid="0069f8c3"/>
    </style:style>
    <style:style style:name="P29" style:family="paragraph" style:parent-style-name="Table_20_Contents">
      <style:text-properties officeooo:paragraph-rsid="003991e3"/>
    </style:style>
    <style:style style:name="P30"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2"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3" style:family="paragraph" style:parent-style-name="Table_20_Contents">
      <style:paragraph-properties fo:text-align="center" style:justify-single-word="false"/>
      <style:text-properties fo:font-size="10pt" fo:language="uk" fo:country="UA" officeooo:rsid="001331e3" officeooo:paragraph-rsid="00464a7d" style:font-size-asian="10pt" style:font-size-complex="10pt"/>
    </style:style>
    <style:style style:name="P34" style:family="paragraph" style:parent-style-name="Table_20_Contents">
      <style:text-properties officeooo:paragraph-rsid="00694122"/>
    </style:style>
    <style:style style:name="P35" style:family="paragraph" style:parent-style-name="Table_20_Contents">
      <style:text-properties officeooo:paragraph-rsid="0069f8c3"/>
    </style:style>
    <style:style style:name="P36" style:family="paragraph" style:parent-style-name="Table_20_Contents">
      <style:paragraph-properties fo:text-align="center" style:justify-single-word="false"/>
      <style:text-properties officeooo:rsid="006e6033" officeooo:paragraph-rsid="006e6033"/>
    </style:style>
    <style:style style:name="P37" style:family="paragraph" style:parent-style-name="Table_20_Contents">
      <style:paragraph-properties fo:text-align="center" style:justify-single-word="false"/>
      <style:text-properties officeooo:rsid="007035c2" officeooo:paragraph-rsid="007035c2"/>
    </style:style>
    <style:style style:name="P3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bcbd5" style:font-size-asian="10.5pt" style:font-style-asian="normal" style:font-weight-asian="bold" style:font-size-complex="10.5pt" style:font-weight-complex="bold" style:text-emphasize="none"/>
    </style:style>
    <style:style style:name="P39"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40"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26ac0" style:font-size-asian="10.5pt" style:font-style-asian="normal" style:font-weight-asian="normal" style:font-size-complex="10.5pt" style:text-emphasize="none"/>
    </style:style>
    <style:style style:name="P44"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5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5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52"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5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5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5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56" style:family="paragraph" style:parent-style-name="Зміст_5f_вимоги">
      <style:paragraph-properties fo:line-height="100%"/>
      <style:text-properties fo:font-size="10.5pt" officeooo:paragraph-rsid="00631a9b" style:font-size-asian="10.5pt" style:font-size-complex="10.5pt"/>
    </style:style>
    <style:style style:name="P57" style:family="paragraph" style:parent-style-name="Standard">
      <style:paragraph-properties fo:margin-top="0cm" fo:margin-bottom="0cm" loext:contextual-spacing="false" fo:line-height="100%"/>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58" style:family="paragraph" style:parent-style-name="Standard">
      <style:paragraph-properties fo:margin-left="0cm" fo:margin-right="0cm" fo:margin-top="0cm" fo:margin-bottom="0cm" loext:contextual-spacing="false" fo:line-height="100%" fo:text-indent="-0.007cm" style:auto-text-indent="false"/>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59" style:family="paragraph" style:parent-style-name="Standard">
      <style:paragraph-properties fo:margin-left="0.499cm" fo:margin-right="0cm" fo:margin-top="0cm" fo:margin-bottom="0.212cm" loext:contextual-spacing="false" fo:line-height="80%" fo:orphans="0" fo:widows="0" fo:text-indent="0.499cm" style:auto-text-indent="false"/>
      <style:text-properties fo:font-size="9pt" officeooo:paragraph-rsid="0075c0d5" style:font-size-asian="9pt" style:font-size-complex="9pt"/>
    </style:style>
    <style:style style:name="P60" style:family="paragraph" style:parent-style-name="Standard">
      <style:paragraph-properties fo:margin-left="0.499cm" fo:margin-right="0cm" fo:margin-top="0cm" fo:margin-bottom="0.212cm" loext:contextual-spacing="false" fo:line-height="80%" fo:orphans="0" fo:widows="0" fo:text-indent="0.499cm" style:auto-text-indent="false"/>
      <style:text-properties fo:font-size="9pt" officeooo:paragraph-rsid="00757a58" style:font-size-asian="9pt" style:font-size-complex="9pt"/>
    </style:style>
    <style:style style:name="P61"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62"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63"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64" style:family="paragraph" style:parent-style-name="Standard">
      <style:paragraph-properties fo:margin-left="0.499cm" fo:margin-right="0cm" fo:line-height="80%" fo:orphans="0" fo:widows="0" fo:text-indent="0.499cm" style:auto-text-indent="false"/>
      <style:text-properties fo:font-size="9pt" officeooo:paragraph-rsid="00757a58" style:font-size-asian="9pt" style:font-size-complex="9pt"/>
    </style:style>
    <style:style style:name="P65"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66"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67"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68"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69"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70"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71"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72" style:family="paragraph" style:parent-style-name="Table_20_Contents">
      <style:text-properties fo:font-size="10.5pt" style:font-size-asian="10.5pt" style:font-size-complex="10.5pt"/>
    </style:style>
    <style:style style:name="P73"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74"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75"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7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7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7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7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8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8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8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8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84"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8"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e1b18" style:font-style-asian="italic" style:font-style-complex="italic"/>
    </style:style>
    <style:style style:name="T4" style:family="text">
      <style:text-properties fo:font-style="italic" officeooo:rsid="003622d5" style:font-style-asian="italic" style:font-style-complex="italic"/>
    </style:style>
    <style:style style:name="T5" style:family="text">
      <style:text-properties fo:font-style="italic" officeooo:rsid="002ee2e5" style:font-style-asian="italic" style:font-style-complex="italic"/>
    </style:style>
    <style:style style:name="T6" style:family="text">
      <style:text-properties fo:font-style="italic" officeooo:rsid="003622d5" style:font-style-asian="italic" style:font-style-complex="italic" style:font-weight-complex="normal"/>
    </style:style>
    <style:style style:name="T7" style:family="text">
      <style:text-properties fo:font-style="italic" officeooo:rsid="00576bac" style:font-style-asian="italic" style:font-style-complex="italic" style:font-weight-complex="normal"/>
    </style:style>
    <style:style style:name="T8" style:family="text">
      <style:text-properties fo:font-style="italic" officeooo:rsid="00614943" style:font-style-asian="italic" style:font-style-complex="italic" style:font-weight-complex="normal"/>
    </style:style>
    <style:style style:name="T9" style:family="text">
      <style:text-properties fo:font-style="italic" officeooo:rsid="006172f7" style:font-style-asian="italic" style:font-style-complex="italic"/>
    </style:style>
    <style:style style:name="T10" style:family="text">
      <style:text-properties fo:font-style="italic" officeooo:rsid="006178ed" style:font-style-asian="italic" style:font-style-complex="italic"/>
    </style:style>
    <style:style style:name="T11" style:family="text">
      <style:text-properties fo:font-style="italic" officeooo:rsid="0063fabd" style:font-style-asian="italic" style:font-style-complex="italic"/>
    </style:style>
    <style:style style:name="T12" style:family="text">
      <style:text-properties fo:font-style="italic" officeooo:rsid="00645634" style:font-style-asian="italic" style:font-style-complex="italic"/>
    </style:style>
    <style:style style:name="T13" style:family="text">
      <style:text-properties fo:font-style="italic" officeooo:rsid="0063fabd" style:font-style-asian="italic" style:font-style-complex="normal"/>
    </style:style>
    <style:style style:name="T14" style:family="text">
      <style:text-properties fo:font-style="italic" officeooo:rsid="002e1b18" style:font-style-asian="italic" style:font-style-complex="normal"/>
    </style:style>
    <style:style style:name="T15" style:family="text">
      <style:text-properties fo:font-style="italic" officeooo:rsid="007b70ee" style:font-style-asian="italic" style:font-style-complex="normal"/>
    </style:style>
    <style:style style:name="T16" style:family="text">
      <style:text-properties fo:font-style="italic" fo:font-weight="bold" style:font-name-asian="Times New Roman1" style:font-style-asian="italic" style:font-weight-asian="bold" style:font-name-complex="Times New Roman1"/>
    </style:style>
    <style:style style:name="T17" style:family="text">
      <style:text-properties fo:font-style="italic" fo:font-weight="bold" style:font-name-asian="Times New Roman1" style:font-style-asian="italic" style:font-weight-asian="bold" style:font-name-complex="Times New Roman1" style:font-style-complex="italic"/>
    </style:style>
    <style:style style:name="T18" style:family="text">
      <style:text-properties fo:font-style="italic" fo:font-weight="bold" style:font-name-asian="Times New Roman1" style:font-style-asian="italic" style:font-weight-asian="bold" style:font-name-complex="Times New Roman1" style:font-style-complex="italic" style:font-weight-complex="bold"/>
    </style:style>
    <style:style style:name="T19" style:family="text">
      <style:text-properties fo:font-style="italic" style:font-name-asian="Times New Roman1" style:font-style-asian="italic" style:font-name-complex="Times New Roman1" style:font-style-complex="italic" style:font-weight-complex="normal"/>
    </style:style>
    <style:style style:name="T20" style:family="text">
      <style:text-properties fo:color="#000000" style:text-outline="false" style:text-line-through-style="none" style:text-line-through-type="none" style:font-name="Times New Roman" fo:font-style="normal" fo:text-shadow="none" style:text-underline-style="none" fo:font-weight="normal" officeooo:rsid="001331e3" style:font-style-asian="normal" style:font-weight-asian="normal"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officeooo:rsid="00626ac0" style:font-style-asian="normal" style:font-weight-asian="bold" style:text-emphasize="none"/>
    </style:style>
    <style:style style:name="T25"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6"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7"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8"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9"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30" style:family="text">
      <style:text-properties officeooo:rsid="0023c526"/>
    </style:style>
    <style:style style:name="T31" style:family="text">
      <style:text-properties officeooo:rsid="00282cca"/>
    </style:style>
    <style:style style:name="T32" style:family="text">
      <style:text-properties style:font-name="Times New Roman" fo:font-size="12pt" fo:language="uk" fo:country="UA" style:font-size-asian="12pt" style:font-name-complex="Times New Roman" style:font-size-complex="12pt"/>
    </style:style>
    <style:style style:name="T33" style:family="text">
      <style:text-properties style:font-name="Times New Roman" style:font-name-asian="Times New Roman1" style:font-name-complex="Tinos"/>
    </style:style>
    <style:style style:name="T34" style:family="text">
      <style:text-properties style:font-name="Times New Roman" fo:font-size="14pt" fo:language="uk" fo:country="UA" style:font-size-asian="14pt" style:font-name-complex="Times New Roman" style:font-size-complex="12pt"/>
    </style:style>
    <style:style style:name="T35" style:family="text">
      <style:text-properties style:font-name="Times New Roman" fo:font-size="14pt" fo:language="uk" fo:country="UA" officeooo:rsid="0014585f" style:font-size-asian="14pt" style:font-name-complex="Times New Roman" style:font-size-complex="12pt"/>
    </style:style>
    <style:style style:name="T36" style:family="text">
      <style:text-properties style:font-name="Times New Roman" style:font-name-asian="Tinos" style:font-name-complex="Tinos"/>
    </style:style>
    <style:style style:name="T37" style:family="text">
      <style:text-properties style:font-name="Times New Roman" fo:font-style="italic" fo:font-weight="bold" style:font-name-asian="Tinos" style:font-style-asian="italic" style:font-weight-asian="bold" style:font-name-complex="Tinos"/>
    </style:style>
    <style:style style:name="T38" style:family="text">
      <style:text-properties style:font-name="Times New Roman" fo:font-style="italic" fo:font-weight="bold" style:font-name-asian="Tinos" style:font-style-asian="italic" style:font-weight-asian="bold" style:font-name-complex="Tinos" style:font-style-complex="italic"/>
    </style:style>
    <style:style style:name="T39" style:family="text">
      <style:text-properties style:font-name="Times New Roman" style:font-name-complex="Tinos"/>
    </style:style>
    <style:style style:name="T40" style:family="text">
      <style:text-properties officeooo:rsid="00282cca" style:font-name-asian="Times New Roman1" style:font-name-complex="Times New Roman1"/>
    </style:style>
    <style:style style:name="T41" style:family="text">
      <style:text-properties style:font-name-asian="Times New Roman1" style:font-name-complex="Times New Roman1" style:font-style-complex="normal" style:font-weight-complex="normal"/>
    </style:style>
    <style:style style:name="T42" style:family="text">
      <style:text-properties officeooo:rsid="00626ac0" style:font-name-asian="Times New Roman1" style:font-name-complex="Times New Roman1"/>
    </style:style>
    <style:style style:name="T43" style:family="text">
      <style:text-properties style:font-name-asian="Times New Roman1" style:font-name-complex="Tinos"/>
    </style:style>
    <style:style style:name="T44" style:family="text">
      <style:text-properties officeooo:rsid="00282cca" style:font-name-asian="Times New Roman1" style:font-name-complex="Tinos"/>
    </style:style>
    <style:style style:name="T45" style:family="text">
      <style:text-properties officeooo:rsid="002e1b18"/>
    </style:style>
    <style:style style:name="T46" style:family="text">
      <style:text-properties officeooo:rsid="00181cf4"/>
    </style:style>
    <style:style style:name="T47" style:family="text">
      <style:text-properties officeooo:rsid="003622d5"/>
    </style:style>
    <style:style style:name="T48" style:family="text">
      <style:text-properties officeooo:rsid="002e1b18" style:font-style-complex="normal"/>
    </style:style>
    <style:style style:name="T49" style:family="text">
      <style:text-properties officeooo:rsid="003622d5" style:font-style-complex="normal"/>
    </style:style>
    <style:style style:name="T50" style:family="text">
      <style:text-properties officeooo:rsid="005df150" style:font-style-complex="normal"/>
    </style:style>
    <style:style style:name="T51" style:family="text">
      <style:text-properties officeooo:rsid="0023c526" style:font-style-complex="normal"/>
    </style:style>
    <style:style style:name="T52" style:family="text">
      <style:text-properties officeooo:rsid="006178ed" style:font-style-complex="normal"/>
    </style:style>
    <style:style style:name="T53" style:family="text">
      <style:text-properties officeooo:rsid="0063fabd" style:font-style-complex="normal"/>
    </style:style>
    <style:style style:name="T54" style:family="text">
      <style:text-properties officeooo:rsid="00645634" style:font-style-complex="normal"/>
    </style:style>
    <style:style style:name="T55" style:family="text">
      <style:text-properties officeooo:rsid="007b70ee" style:font-style-complex="normal"/>
    </style:style>
    <style:style style:name="T56" style:family="text">
      <style:text-properties fo:language="en" fo:country="US"/>
    </style:style>
    <style:style style:name="T57" style:family="text">
      <style:text-properties fo:language="uk" fo:country="UA"/>
    </style:style>
    <style:style style:name="T58" style:family="text">
      <style:text-properties fo:language="uk" fo:country="UA" officeooo:rsid="002c9457"/>
    </style:style>
    <style:style style:name="T59" style:family="text">
      <style:text-properties fo:language="uk" fo:country="UA" officeooo:rsid="0021a7d8"/>
    </style:style>
    <style:style style:name="T60" style:family="text">
      <style:text-properties fo:language="uk" fo:country="UA" fo:font-weight="bold" style:font-weight-asian="bold" style:font-weight-complex="bold"/>
    </style:style>
    <style:style style:name="T61" style:family="text">
      <style:text-properties fo:language="uk" fo:country="UA" fo:font-weight="bold" officeooo:rsid="002c9457" style:font-weight-asian="bold" style:font-weight-complex="bold"/>
    </style:style>
    <style:style style:name="T62" style:family="text">
      <style:text-properties fo:language="uk" fo:country="UA" fo:font-weight="bold" officeooo:rsid="007035c2" style:font-weight-asian="bold" style:font-weight-complex="bold"/>
    </style:style>
    <style:style style:name="T63" style:family="text">
      <style:text-properties fo:language="uk" fo:country="UA" fo:font-weight="normal" officeooo:rsid="0021a7d8" style:font-weight-asian="normal" style:font-weight-complex="normal"/>
    </style:style>
    <style:style style:name="T64" style:family="text">
      <style:text-properties fo:language="uk" fo:country="UA" fo:font-weight="normal" officeooo:rsid="0069f8c3" style:font-weight-asian="normal" style:font-weight-complex="normal"/>
    </style:style>
    <style:style style:name="T65" style:family="text">
      <style:text-properties fo:language="uk" fo:country="UA" officeooo:rsid="0058499d"/>
    </style:style>
    <style:style style:name="T66" style:family="text">
      <style:text-properties fo:language="uk" fo:country="UA" officeooo:rsid="00663b9c"/>
    </style:style>
    <style:style style:name="T67" style:family="text">
      <style:text-properties fo:language="uk" fo:country="UA" officeooo:rsid="00694122"/>
    </style:style>
    <style:style style:name="T68" style:family="text">
      <style:text-properties officeooo:rsid="003b8003"/>
    </style:style>
    <style:style style:name="T69" style:family="text">
      <style:text-properties officeooo:rsid="000f0310"/>
    </style:style>
    <style:style style:name="T70" style:family="text">
      <style:text-properties officeooo:rsid="0010dd33"/>
    </style:style>
    <style:style style:name="T71" style:family="text">
      <style:text-properties officeooo:rsid="00117476"/>
    </style:style>
    <style:style style:name="T72" style:family="text">
      <style:text-properties officeooo:rsid="0014585f"/>
    </style:style>
    <style:style style:name="T73" style:family="text">
      <style:text-properties officeooo:rsid="0042ad5b"/>
    </style:style>
    <style:style style:name="T74" style:family="text">
      <style:text-properties officeooo:rsid="00464a7d"/>
    </style:style>
    <style:style style:name="T75" style:family="text">
      <style:text-properties officeooo:rsid="0049d299"/>
    </style:style>
    <style:style style:name="T76" style:family="text">
      <style:text-properties officeooo:rsid="004bcbd5"/>
    </style:style>
    <style:style style:name="T77" style:family="text">
      <style:text-properties officeooo:rsid="0053ed7c"/>
    </style:style>
    <style:style style:name="T78" style:family="text">
      <style:text-properties officeooo:rsid="0058499d"/>
    </style:style>
    <style:style style:name="T79" style:family="text">
      <style:text-properties officeooo:rsid="005ae0aa"/>
    </style:style>
    <style:style style:name="T80" style:family="text">
      <style:text-properties officeooo:rsid="005df150"/>
    </style:style>
    <style:style style:name="T81" style:family="text">
      <style:text-properties officeooo:rsid="005ef863"/>
    </style:style>
    <style:style style:name="T82" style:family="text">
      <style:text-properties officeooo:rsid="0060522a" style:font-weight-complex="normal"/>
    </style:style>
    <style:style style:name="T83" style:family="text">
      <style:text-properties officeooo:rsid="00614943"/>
    </style:style>
    <style:style style:name="T84" style:family="text">
      <style:text-properties officeooo:rsid="00663b9c"/>
    </style:style>
    <style:style style:name="T85" style:family="text">
      <style:text-properties officeooo:rsid="00679843"/>
    </style:style>
    <style:style style:name="T86" style:family="text">
      <style:text-properties officeooo:rsid="00694122"/>
    </style:style>
    <style:style style:name="T87" style:family="text">
      <style:text-properties officeooo:rsid="0023c526" style:font-style-complex="italic"/>
    </style:style>
    <style:style style:name="T88" style:family="text">
      <style:text-properties officeooo:rsid="001331e3" style:font-style-complex="italic"/>
    </style:style>
    <style:style style:name="T89" style:family="text">
      <style:text-properties style:font-name-asian="Tinos" style:font-name-complex="Tinos"/>
    </style:style>
    <style:style style:name="T90" style:family="text">
      <style:text-properties fo:color="#00000a" style:font-name="Times New Roman" style:font-name-asian="Tinos" style:font-name-complex="Tinos"/>
    </style:style>
    <style:style style:name="T91" style:family="text">
      <style:text-properties fo:color="#00000a" style:font-name="Times New Roman" fo:font-style="italic" fo:font-weight="bold" style:font-name-asian="Tinos" style:font-style-asian="italic" style:font-weight-asian="bold" style:font-name-complex="Tinos"/>
    </style:style>
    <style:style style:name="T92" style:family="text">
      <style:text-properties fo:color="#00000a" style:font-name="Times New Roman" fo:font-style="italic" fo:font-weight="bold" style:font-name-asian="Tinos" style:font-style-asian="italic" style:font-weight-asian="bold" style:font-name-complex="Tinos" style:font-style-complex="italic"/>
    </style:style>
    <style:style style:name="T93" style:family="text">
      <style:text-properties fo:color="#00000a" style:font-name-asian="Tinos" style:font-name-complex="Tinos"/>
    </style:style>
    <style:style style:name="T94" style:family="text">
      <style:text-properties officeooo:rsid="007d1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number-columns-repeated="3"/>
        <table:table-row>
          <table:table-cell table:style-name="Таблица1.A1" office:value-type="string">
            <text:p text:style-name="P31">№ Уроку</text:p>
          </table:table-cell>
          <table:table-cell table:style-name="Таблица1.A1" office:value-type="string">
            <text:p text:style-name="P31">№ Теми</text:p>
          </table:table-cell>
          <table:table-cell table:style-name="Таблица1.A1" office:value-type="string">
            <text:p text:style-name="P32">Тема урока</text:p>
          </table:table-cell>
          <table:table-cell table:style-name="Таблица1.A1" office:value-type="string">
            <text:p text:style-name="P32"/>
          </table:table-cell>
          <table:table-cell table:style-name="Таблица1.A1" office:value-type="string">
            <text:p text:style-name="P33"><text:span text:style-name="T79">6</text:span>-<text:span text:style-name="T74">А</text:span></text:p>
          </table:table-cell>
          <table:table-cell table:style-name="Таблица1.A1" office:value-type="string">
            <text:p text:style-name="P33"><text:span text:style-name="T79">6</text:span>-<text:span text:style-name="T74">Б</text:span></text:p>
          </table:table-cell>
          <table:table-cell table:style-name="Таблица1.G1" office:value-type="string">
            <text:p text:style-name="P33"><text:span text:style-name="T79">6</text:span>-<text:span text:style-name="T79">Г</text:span></text:p>
          </table:table-cell>
        </table:table-row>
        <table:table-row>
          <table:table-cell table:style-name="Таблица1.A2" table:number-columns-spanned="7" office:value-type="string">
            <text:p text:style-name="P71">Тема <text:span text:style-name="T30">1</text:span>. <text:span text:style-name="T33">Інформаційні технології в суспільстві </text:span>(<text:span text:style-name="T94">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6">Безпека життєдіяльності при роботі з комп'ютером<text:span text:style-name="T16">. </text:span><text:span text:style-name="T41">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64"><text:span text:style-name="T38">Знаннєва складова</text:span></text:p>
            <text:p text:style-name="P59"><text:span text:style-name="T36">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59"><text:span text:style-name="T37">Діяльнісна складова</text:span></text:p>
            <text:p text:style-name="P60"><text:span text:style-name="T36">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90">оціальних потреб. Дотримується правил безпечної поведінки в Інтернеті. Самостійно опановує нові технології та засоби діяльності.</text:span></text:p>
            <text:p text:style-name="P64"><text:span text:style-name="T91">Ціннісна складова</text:span></text:p>
            <text:p text:style-name="P60"><text:span text:style-name="T90">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6">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21">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30"/>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6"><text:span text:style-name="T88">Сучасні інформаційні технології та системи. Людина в інформаційному суспільстві. </text:span><text:span text:style-name="T3">Практична робота №1.</text:span><text:span text:style-name="T45">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41">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8">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7">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78"><text:span text:style-name="T48">Інтернет-маркетинг та інтернет-банкинг.</text:span><text:span text:style-name="T14"> </text:span><text:span text:style-name="T3">Практична робота №2. </text:span><text:span text:style-name="T55">Участь в освітньому онлайн-проекті.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45">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77">Узагальнення вивченого з теми <text:span text:style-name="T31">«</text:span><text:span text:style-name="T44">Інформаційні технології в суспільстві</text:span><text:span text:style-name="T40">»</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8"><text:span text:style-name="T46">Тема 2</text:span>. <text:span text:style-name="T43">Мультимедійні та <text:s/>гіпертекстові документи </text:span>(<text:span text:style-name="T76">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19">17</text:p>
          </table:table-cell>
          <table:table-cell table:style-name="Таблица1.A3" office:value-type="string">
            <text:p text:style-name="P16">1</text:p>
          </table:table-cell>
          <table:table-cell table:style-name="Таблица1.A3" office:value-type="string">
            <text:p text:style-name="P52">Поняття комп’ютерної графіки. </text:p>
          </table:table-cell>
          <table:table-cell table:style-name="Таблица1.D3" table:number-rows-spanned="10" office:value-type="string">
            <text:p text:style-name="P62"><text:span text:style-name="T37">Знаннєва складова</text:span></text:p>
            <text:p text:style-name="P62"><text:span text:style-name="T36">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62"><text:span text:style-name="T37">Діяльнісна складова</text:span></text:p>
            <text:p text:style-name="P62"><text:span text:style-name="T36">Добирає відповідне програмне забезпечення та здійснює просте опрацювання аудіо та відеоданих. Створює веб-сайти за допомогою </text:span><text:soft-page-break/><text:span text:style-name="T36">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62"><text:span text:style-name="T37">Ціннісна складова</text:span></text:p>
            <text:p text:style-name="P67"><text:span text:style-name="T89">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8</text:p>
          </table:table-cell>
          <table:table-cell table:style-name="Таблица1.A3" office:value-type="string">
            <text:p text:style-name="P16">2</text:p>
          </table:table-cell>
          <table:table-cell table:style-name="Таблица1.A3" office:value-type="string">
            <text:p text:style-name="P42">Растрові та векторні зображення, їхні властивості. <text:span text:style-name="T5">Практична робота №</text:span><text:span text:style-name="T9">6</text:span><text:span text:style-name="T5">. </text:span><text:span text:style-name="T52">Редагування растрових зображень.</text:span><text:span text:style-name="T48">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9</text:p>
          </table:table-cell>
          <table:table-cell table:style-name="Таблица1.A3" office:value-type="string">
            <text:p text:style-name="P16">3</text:p>
          </table:table-cell>
          <table:table-cell table:style-name="Таблица1.A3" office:value-type="string">
            <text:p text:style-name="P44"><text:span text:style-name="T5">Практична робота №</text:span><text:span text:style-name="T10">7</text:span><text:span text:style-name="T5">. </text:span><text:span text:style-name="T52">Створення векторних зображень.</text:span><text:span text:style-name="T48">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19">20</text:p>
          </table:table-cell>
          <table:table-cell table:style-name="Таблица1.A3" office:value-type="string">
            <text:p text:style-name="P15">4</text:p>
          </table:table-cell>
          <table:table-cell table:style-name="Таблица1.A3" office:value-type="string">
            <text:p text:style-name="P42">Формати файлів растрових і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1</text:p>
          </table:table-cell>
          <table:table-cell table:style-name="Таблица1.A3" office:value-type="string">
            <text:p text:style-name="P15">5</text:p>
          </table:table-cell>
          <table:table-cell table:style-name="Таблица1.A3" office:value-type="string">
            <text:p text:style-name="P42">Налаштування параметрів та перетворення формату готового зображ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2</text:p>
          </table:table-cell>
          <table:table-cell table:style-name="Таблица1.A3" office:value-type="string">
            <text:p text:style-name="P15">6</text:p>
          </table:table-cell>
          <table:table-cell table:style-name="Таблица1.A3" office:value-type="string">
            <text:p text:style-name="P42">Особливості побудови й опрацювання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3</text:p>
          </table:table-cell>
          <table:table-cell table:style-name="Таблица1.A3" office:value-type="string">
            <text:p text:style-name="P18">7</text:p>
          </table:table-cell>
          <table:table-cell table:style-name="Таблица1.A3" office:value-type="string">
            <text:p text:style-name="P42">Побудова зображення з графічних примітив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4</text:p>
          </table:table-cell>
          <table:table-cell table:style-name="Таблица1.A3" office:value-type="string">
            <text:p text:style-name="P18">8</text:p>
          </table:table-cell>
          <table:table-cell table:style-name="Таблица1.A3" office:value-type="string">
            <text:p text:style-name="P43">Операції над об’єктами та групами об’єктів. Багатошарові зображення, розміщення об’єктів у шара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5</text:p>
          </table:table-cell>
          <table:table-cell table:style-name="Таблица1.A3" office:value-type="string">
            <text:p text:style-name="P18">9</text:p>
          </table:table-cell>
          <table:table-cell table:style-name="Таблица1.A3" office:value-type="string">
            <text:p text:style-name="P43">Додавання тексту до графічних зображень та його форматува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6</text:p>
          </table:table-cell>
          <table:table-cell table:style-name="Таблица1.A3" office:value-type="string">
            <text:p text:style-name="P18">1<text:span text:style-name="T77">0</text:span></text:p>
          </table:table-cell>
          <table:table-cell table:style-name="Таблица1.A3" office:value-type="string">
            <text:p text:style-name="P38"><text:span text:style-name="T31">Узагальнення з теми </text:span><text:span text:style-name="T42">Комп'ютерна графіка.</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9"><text:span text:style-name="T26">Тема </text:span><text:span text:style-name="T27">3</text:span><text:span text:style-name="T26">. </text:span><text:span text:style-name="T22"><text:s/></text:span><text:span text:style-name="T29">Моделі і моделювання. Аналіз та візуалізація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9">27</text:p>
          </table:table-cell>
          <table:table-cell table:style-name="Таблица1.A3" office:value-type="string">
            <text:p text:style-name="P16">1</text:p>
          </table:table-cell>
          <table:table-cell table:style-name="Таблица1.A3" office:value-type="string">
            <text:p text:style-name="P48">Програмне забезпечення для створення й відтворення комп’ютерних презентацій.</text:p>
          </table:table-cell>
          <table:table-cell table:style-name="Таблица1.D3" table:number-rows-spanned="9" office:value-type="string">
            <text:p text:style-name="P62"><text:span text:style-name="T92">Знаннєва складова</text:span></text:p>
            <text:p text:style-name="P61"><text:span text:style-name="T90">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62"><text:span text:style-name="T92">Діяльнісна складова</text:span></text:p>
            <text:p text:style-name="P61"><text:span text:style-name="T90">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62"><text:span text:style-name="T92">Ціннісна складова</text:span></text:p>
            <text:p text:style-name="P67"><text:span text:style-name="T93">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8</text:p>
          </table:table-cell>
          <table:table-cell table:style-name="Таблица1.A3" office:value-type="string">
            <text:p text:style-name="P16">2</text:p>
          </table:table-cell>
          <table:table-cell table:style-name="Таблица1.A3" office:value-type="string">
            <text:p text:style-name="P51">Етапи створення презентації та вимоги до її оформл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9</text:p>
          </table:table-cell>
          <table:table-cell table:style-name="Таблица1.A3" office:value-type="string">
            <text:p text:style-name="P16">3</text:p>
          </table:table-cell>
          <table:table-cell table:style-name="Таблица1.A3" office:value-type="string">
            <text:p text:style-name="P49"><text:span text:style-name="T49">Об’єкти презентації та засоби керування її демонстрацією. Типи слайдів. </text:span><text:span text:style-name="T4">Практична робота №</text:span><text:span text:style-name="T11">8</text:span><text:span text:style-name="T4">. </text:span><text:span text:style-name="T13">С</text:span><text:span text:style-name="T53">творення слайдової презентації</text:span><text:span text:style-name="T47">.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0</text:p>
          </table:table-cell>
          <table:table-cell table:style-name="Таблица1.A3" office:value-type="string">
            <text:p text:style-name="P20">4</text:p>
          </table:table-cell>
          <table:table-cell table:style-name="Таблица1.A3" office:value-type="string">
            <text:p text:style-name="P40"><text:span text:style-name="T87">Налаштування показу презентацій. </text:span><text:span text:style-name="T2">Практична робота №</text:span><text:span text:style-name="T12">9</text:span><text:span text:style-name="T2">. </text:span>Ефекти анімації, рух об’єктів в презентаціях. <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1</text:p>
          </table:table-cell>
          <table:table-cell table:style-name="Таблица1.A3" office:value-type="string">
            <text:p text:style-name="P20">5</text:p>
          </table:table-cell>
          <table:table-cell table:style-name="Таблица1.A3" office:value-type="string">
            <text:p text:style-name="P39">Ефекти зміни слайд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2</text:p>
          </table:table-cell>
          <table:table-cell table:style-name="Таблица1.A3" office:value-type="string">
            <text:p text:style-name="P20">6</text:p>
          </table:table-cell>
          <table:table-cell table:style-name="Таблица1.A3" office:value-type="string">
            <text:p text:style-name="P50"><text:span text:style-name="T4">Практична робота №</text:span><text:span text:style-name="T12">10</text:span><text:span text:style-name="T4">. </text:span><text:span text:style-name="T13">С</text:span><text:span text:style-name="T53">творення слайдової презентації </text:span><text:span text:style-name="T54">з анімацією</text:span><text:span text:style-name="T47">.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3</text:p>
          </table:table-cell>
          <table:table-cell table:style-name="Таблица1.A3" office:value-type="string">
            <text:p text:style-name="P20">7</text:p>
          </table:table-cell>
          <table:table-cell table:style-name="Таблица1.A3" office:value-type="string">
            <text:p text:style-name="P53">Планування представлення презентації та виступ перед аудиторією.</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4</text:p>
          </table:table-cell>
          <table:table-cell table:style-name="Таблица1.A3" office:value-type="string">
            <text:p text:style-name="P21">8</text:p>
          </table:table-cell>
          <table:table-cell table:style-name="Таблица1.A3" office:value-type="string">
            <text:p text:style-name="P54">Захист проек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5</text:p>
          </table:table-cell>
          <table:table-cell table:style-name="Таблица1.A3" office:value-type="string">
            <text:p text:style-name="P21">9</text:p>
          </table:table-cell>
          <table:table-cell table:style-name="Таблица1.A3" office:value-type="string">
            <text:p text:style-name="P55">Узагальнення з теми <text:span text:style-name="T86">Комп'ютерні презентації</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70"><text:span text:style-name="T26">Тема </text:span><text:span text:style-name="T28">4</text:span><text:span text:style-name="T26">. </text:span><text:span text:style-name="T22"><text:s/></text:span><text:span text:style-name="T29">Системи керування базами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table-cell table:style-name="Таблица1.D3" table:number-rows-spanned="7" office:value-type="string">
            <text:p text:style-name="P63"><text:span text:style-name="T91">Знаннєва складова</text:span></text:p>
            <text:p text:style-name="P66"><text:soft-page-break/><text:span text:style-name="T90">Пояснює поняття бази даних і систем управління базами даних, їх призначення. Розуміє поняття таблиця, поле, запис, ключ, зв’язок </text:span></text:p>
            <text:p text:style-name="P66"><text:span text:style-name="T91">Діяльнісна складова</text:span></text:p>
            <text:p text:style-name="P65"><text:span text:style-name="T90">Створює таблиці, вводить та редагує дані в них, добирає типи даних. Створює прості запити на вибірку даних, впорядковує та фільтрує дані в</text:span><text:span text:style-name="T36"> таблиці.</text:span></text:p>
            <text:p text:style-name="P66"><text:span text:style-name="T37">Ціннісна складова</text:span></text:p>
            <text:p text:style-name="P66"><text:span text:style-name="T36">Усвідомлює переваги БД порівняно з</text:span><text:span text:style-name="T39"> </text:span><text:span text:style-name="T36">іншими</text:span><text:span text:style-name="T39"> </text:span><text:span text:style-name="T36">технологіями</text:span><text:span text:style-name="T39"> </text:span><text:span text:style-name="T36">зберігання</text:span><text:span text:style-name="T39"> </text:span><text:span text:style-name="T36">даних</text:span><text:span text:style-name="T39">. </text:span><text:span text:style-name="T36">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3">Клас</text:p>
          </table:table-cell>
          <table:table-cell table:style-name="Таблица2.A1" office:value-type="string">
            <text:p text:style-name="P23">Годин на тиждень</text:p>
          </table:table-cell>
          <table:table-cell table:style-name="Таблица2.A1" office:value-type="string">
            <text:p text:style-name="P23">Разом за програмою</text:p>
          </table:table-cell>
          <table:table-cell table:style-name="Таблица2.A1" office:value-type="string">
            <text:p text:style-name="P23">І ч.</text:p>
          </table:table-cell>
          <table:table-cell table:style-name="Таблица2.A1" office:value-type="string">
            <text:p text:style-name="P26"><text:span text:style-name="Основной_20_шрифт_20_абзаца"><text:span text:style-name="T56">II </text:span></text:span><text:span text:style-name="Основной_20_шрифт_20_абзаца"><text:span text:style-name="T57">2 ч.</text:span></text:span></text:p>
          </table:table-cell>
          <table:table-cell table:style-name="Таблица2.A1" office:value-type="string">
            <text:p text:style-name="P26"><text:span text:style-name="Основной_20_шрифт_20_абзаца"><text:span text:style-name="T56">III</text:span></text:span><text:span text:style-name="Основной_20_шрифт_20_абзаца"><text:span text:style-name="T57"> ч.</text:span></text:span></text:p>
          </table:table-cell>
          <table:table-cell table:style-name="Таблица2.G1" office:value-type="string">
            <text:p text:style-name="P26"><text:span text:style-name="Основной_20_шрифт_20_абзаца"><text:span text:style-name="T56">IV</text:span></text:span><text:span text:style-name="Основной_20_шрифт_20_абзаца"><text:span text:style-name="T57"> ч.</text:span></text:span></text:p>
          </table:table-cell>
        </table:table-row>
        <table:table-row>
          <table:table-cell table:style-name="Таблица2.A2" office:value-type="string">
            <text:p text:style-name="P24"><text:span text:style-name="T84">6</text:span>-А</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8">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4">6</text:span>-Б</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78">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4">6</text:span>-<text:span text:style-name="T84">Г</text:span></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8">0</text:span></text:p>
          </table:table-cell>
          <table:table-cell table:style-name="Таблица2.G2" office:value-type="string">
            <text:p text:style-name="P36">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6">Граф<text:span text:style-name="Основной_20_шрифт_20_абзаца"><text:span text:style-name="T57">ік контрольних та практичних робіт </text:span></text:span><text:span text:style-name="Основной_20_шрифт_20_абзаца"><text:span text:style-name="T66">6</text:span></text:span><text:span text:style-name="Основной_20_шрифт_20_абзаца"><text:span text:style-name="T57"> класи</text:span></text:span></text:p>
          </table:table-cell>
          <table:covered-table-cell/>
          <table:covered-table-cell/>
          <table:covered-table-cell/>
        </table:table-row>
        <table:table-row>
          <table:table-cell table:style-name="Таблица3.A2" office:value-type="string">
            <text:p text:style-name="P23">Тип роботи</text:p>
          </table:table-cell>
          <table:table-cell table:style-name="Таблица3.A2" office:value-type="string">
            <text:p text:style-name="P24"><text:span text:style-name="T84">6</text:span>-А</text:p>
          </table:table-cell>
          <table:table-cell table:style-name="Таблица3.A2" office:value-type="string">
            <text:p text:style-name="P25"><text:span text:style-name="T84">6</text:span>-Б</text:p>
          </table:table-cell>
          <table:table-cell table:style-name="Таблица3.D2" office:value-type="string">
            <text:p text:style-name="P25"><text:span text:style-name="T84">6</text:span>-<text:span text:style-name="T84">Г</text:span></text:p>
          </table:table-cell>
        </table:table-row>
        <table:table-row>
          <table:table-cell table:style-name="Таблица3.A2" office:value-type="string">
            <text:p text:style-name="P29"><text:span text:style-name="Основной_20_шрифт_20_абзаца"><text:span text:style-name="T57">Практична робота №</text:span></text:span><text:span text:style-name="Основной_20_шрифт_20_абзаца"><text:span text:style-name="T58">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7">Практична робота №</text:span></text:span><text:span text:style-name="Основной_20_шрифт_20_абзаца"><text:span text:style-name="T58">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0">Узагальнення №</text:span></text:span><text:span text:style-name="Основной_20_шрифт_20_абзаца"><text:span text:style-name="T61">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58">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65">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65">5</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0">Узагальнення №</text:span></text:span><text:span text:style-name="Основной_20_шрифт_20_абзаца"><text:span text:style-name="T62">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3">Практична робота №</text:span></text:span><text:span text:style-name="Основной_20_шрифт_20_абзаца"><text:span text:style-name="T64">6</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3">Практична робота №</text:span></text:span><text:span text:style-name="Основной_20_шрифт_20_абзаца"><text:span text:style-name="T64">7</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1">Узагальнення №</text:span></text:span><text:span text:style-name="Основной_20_шрифт_20_абзаца"><text:span text:style-name="T62">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8</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9</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10</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1">Узагальнення №</text:span></text:span><text:span text:style-name="Основной_20_шрифт_20_абзаца"><text:span text:style-name="T62">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9">Заступник</text:span> директора _________ М.В. Савіна<text:tab/><text:tab/><text:tab/><text:tab/><text:tab/><text:tab/><text:tab/><text:tab/><text:span text:style-name="T69">Д</text:span>иректор <text:span text:style-name="T69">школи</text:span> ____________ Л.М. Воробйов</text:p>
      <text:p text:style-name="P5">____________ 201<text:span text:style-name="T85">8</text:span> р.<text:tab/><text:tab/><text:tab/><text:tab/><text:tab/><text:tab/><text:tab/><text:tab/><text:tab/><text:tab/><text:tab/><text:tab/><text:tab/><text:tab/><text:tab/>_____________ 201<text:span text:style-name="T85">8</text:span> р.</text:p>
      <text:p text:style-name="P5">____________ 201<text:span text:style-name="T85">9</text:span> р.<text:tab/><text:tab/><text:tab/><text:tab/><text:tab/><text:tab/><text:tab/><text:tab/><text:tab/><text:tab/><text:tab/><text:tab/><text:tab/><text:tab/><text:tab/>_____________ 201<text:span text:style-name="T85">9</text:span> р.</text:p>
      <text:p text:style-name="P9"/>
      <text:p text:style-name="P9"/>
      <text:p text:style-name="P9"/>
      <text:p text:style-name="P7">Календарно-тематичне планування</text:p>
      <text:p text:style-name="P7">з <text:span text:style-name="T73">і</text:span>нформатики для <text:span text:style-name="T85">6 </text:span>класів</text:p>
      <text:p text:style-name="P7"><text:span text:style-name="T69">в</text:span>читель Трубіцина А.Л.</text:p>
      <text:p text:style-name="P7">201<text:span text:style-name="T85">8</text:span>-201<text:span text:style-name="T85">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85">6 </text:span>класу</text:p>
      <text:p text:style-name="P4">загальноосвітніх навчальних закладів <text:span text:style-name="T70">затверджена Міністерством освіти і науки України</text:span></text:p>
      <text:p text:style-name="P6">(Наказ МОН від <text:span text:style-name="T71">07.06.2017 №804</text:span>)</text:p>
      <text:p text:style-name="P6"/>
      <text:p text:style-name="P6"/>
      <text:p text:style-name="P6"/>
      <text:p text:style-name="P9"/>
      <text:p text:style-name="P11"><text:span text:style-name="T32"><text:tab/><text:tab/></text:span><text:span text:style-name="T34">Погоджено на засіданні </text:span><text:span text:style-name="T35">Ш</text:span><text:span text:style-name="T34">МО</text:span></text:p>
      <text:p text:style-name="P3"><text:tab/><text:tab/>протокол № _____ від ___________ р.</text:p>
      <text:p text:style-name="P3"><text:tab/><text:tab/>кер. <text:span text:style-name="T72">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02:57.803158197</dc:date>
    <meta:editing-duration>PT1H9M59S</meta:editing-duration>
    <meta:editing-cycles>41</meta:editing-cycles>
    <meta:generator>LibreOffice/6.1.2.1$Linux_X86_64 LibreOffice_project/10$Build-1</meta:generator>
    <meta:print-date>2018-09-21T06:35:40.519840759</meta:print-date>
    <meta:document-statistic meta:table-count="3" meta:image-count="0" meta:object-count="0" meta:page-count="5" meta:paragraph-count="178" meta:word-count="1047" meta:character-count="7992" meta:non-whitespace-character-count="7057"/>
  </office:meta>
</office:document-meta>
</file>